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Source Sans Pro" fo:font-size="13pt" fo:font-weight="bold" style:font-size-asian="13pt" style:font-weight-asian="bold" style:font-size-complex="13pt" style:font-weight-complex="bold"/>
    </style:style>
    <style:style style:name="P2"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22222" style:font-name="Source Sans Pro" fo:font-size="12pt" fo:letter-spacing="normal" fo:font-style="normal" fo:font-weight="normal" style:font-size-asian="12pt" style:font-size-complex="12pt"/>
    </style:style>
    <style:style style:name="P3" style:family="paragraph" style:parent-style-name="Standard">
      <style:text-properties officeooo:rsid="0007f9ce" officeooo:paragraph-rsid="0007f9ce"/>
    </style:style>
    <style:style style:name="P4" style:family="paragraph" style:parent-style-name="Heading_20_1">
      <style:text-properties fo:font-variant="normal" fo:text-transform="none" fo:color="#222222" style:font-name="Source Sans Pro" fo:font-size="13pt" fo:letter-spacing="normal" fo:font-style="normal" fo:font-weight="bold" style:font-size-asian="13pt" style:font-size-complex="13pt"/>
    </style:style>
    <style:style style:name="P5" style:family="paragraph" style:parent-style-name="Heading_20_1">
      <style:text-properties fo:font-variant="normal" fo:text-transform="none" fo:color="#222222" style:font-name="Source Sans Pro" fo:font-size="13pt" fo:letter-spacing="normal" fo:font-style="normal" fo:font-weight="bold" officeooo:rsid="0007f9ce" officeooo:paragraph-rsid="0007f9ce" style:font-size-asian="13pt" style:font-size-complex="13pt"/>
    </style:style>
    <style:style style:name="P6" style:family="paragraph" style:parent-style-name="Standard">
      <style:text-properties fo:font-variant="normal" fo:text-transform="none" fo:color="#222222" style:font-name="Source Sans Pro" fo:font-size="12pt" fo:letter-spacing="normal" fo:font-style="normal" style:text-underline-style="solid" style:text-underline-width="auto" style:text-underline-color="font-color" fo:font-weight="normal" officeooo:rsid="000a0228" officeooo:paragraph-rsid="000a0228" style:font-size-asian="12pt" style:font-size-complex="12pt"/>
    </style:style>
    <style:style style:name="P7" style:family="paragraph" style:parent-style-name="Standard">
      <style:text-properties style:font-name="Source Sans Pro"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n Source Fonts</text:p>
      <text:p text:style-name="P2">All of the fonts are Open Source. This means that you are free to share your favorites with friends and colleagues. You can even customize them for your own use, or collaborate with the original designer to improve them. And you can use them in every way you want, privately or commercially — in print, on your computer, or in your websites.</text:p>
      <text:p text:style-name="P7"/>
      <text:p text:style-name="P7"/>
      <text:p text:style-name="P6">Download the font families</text:p>
      <text:p text:style-name="P6"/>
      <text:h text:style-name="P4" text:outline-level="1">Source Sans Pro</text:h>
      <text:p text:style-name="P3"><text:a xlink:type="simple" xlink:href="http://www.google.com/fonts#UsePlace:use/Collection:Source+Sans+Pro">http://www.google.com/fonts#UsePlace:use/Collection:Source+Sans+Pro</text:a></text:p>
      <text:p text:style-name="P3"/>
      <text:p text:style-name="P3"/>
      <text:h text:style-name="P5" text:outline-level="1">Open Sans Condensed</text:h>
      <text:p text:style-name="P3"><text:a xlink:type="simple" xlink:href="https://www.google.com/fonts#UsePlace:use/Collection:Open+Sans+Condensed">https://www.google.com/fonts#UsePlace:use/Collection:Open+Sans+Condensed</text:a></text:p>
      <text:p text:style-name="P3"/>
      <text:p text:style-name="P3"/>
      <text:h text:style-name="P5" text:outline-level="1">Open Sans</text:h>
      <text:p text:style-name="P3"><text:a xlink:type="simple" xlink:href="http://www.google.com/fonts#UsePlace:use/Collection:Open+Sans">http://www.google.com/fonts#UsePlace:use/Collection:Open+Sans</text: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ans-serif"/>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3T17:44:56.826695000</meta:creation-date>
    <dc:date>2015-01-13T18:07:16.668520000</dc:date>
    <meta:editing-duration>P0D</meta:editing-duration>
    <meta:editing-cycles>3</meta:editing-cycles>
    <meta:generator>LibreOffice/4.1.4.2$MacOSX_x86 LibreOffice_project/0a0440ccc0227ad9829de5f46be37cfb6edcf72</meta:generator>
    <meta:document-statistic meta:table-count="0" meta:image-count="0" meta:object-count="0" meta:page-count="1" meta:paragraph-count="9" meta:word-count="79" meta:character-count="627" meta:non-whitespace-character-count="556"/>
  </office:meta>
</office:document-meta>
</file>